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467e" officeooo:paragraph-rsid="00056b28"/>
    </style:style>
    <style:style style:name="P2" style:family="paragraph" style:parent-style-name="Standard">
      <style:text-properties officeooo:rsid="0006eef2" officeooo:paragraph-rsid="0006eef2"/>
    </style:style>
    <style:style style:name="P3" style:family="paragraph" style:parent-style-name="Standard" style:list-style-name="L2">
      <style:text-properties officeooo:paragraph-rsid="0006eef2"/>
    </style:style>
    <style:style style:name="P4" style:family="paragraph" style:parent-style-name="Standard">
      <style:text-properties officeooo:paragraph-rsid="0006eef2"/>
    </style:style>
    <style:style style:name="T1" style:family="text">
      <style:text-properties officeooo:rsid="0006ee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 line:</text:p>
      <text:list xml:id="list1298435629" text:style-name="L2">
        <text:list-item>
          <text:p text:style-name="P3"><text:span text:style-name="T1">pstree</text:span></text:p>
        </text:list-item>
      </text:list>
      <text:p text:style-name="P4"/>
      <text:p text:style-name="P1">alexandru@alexandru-HP-ProBook-430-G4:~$ pstree</text:p>
      <text:p text:style-name="P1">systemd─┬─ModemManager───2*[{ModemManager}]</text:p>
      <text:p text:style-name="P1"><text:s text:c="8"/>├─NetworkManager─┬─dhclient</text:p>
      <text:p text:style-name="P1"><text:s text:c="8"/>│ <text:s text:c="15"/>└─2*[{NetworkManager}]</text:p>
      <text:p text:style-name="P1"><text:s text:c="8"/>├─accounts-daemon───2*[{accounts-daemon}]</text:p>
      <text:p text:style-name="P1"><text:s text:c="8"/>├─acpid</text:p>
      <text:p text:style-name="P1"><text:s text:c="8"/>├─avahi-daemon───avahi-daemon</text:p>
      <text:p text:style-name="P1"><text:s text:c="8"/>├─bluetoothd</text:p>
      <text:p text:style-name="P1"><text:s text:c="8"/>├─boltd───2*[{boltd}]</text:p>
      <text:p text:style-name="P1"><text:s text:c="8"/>├─chrome─┬─2*[cat]</text:p>
      <text:p text:style-name="P1"><text:s text:c="8"/>│ <text:s text:c="7"/>├─chrome─┬─chrome─┬─4*[chrome───9*[{chrome}]]</text:p>
      <text:p text:style-name="P1"><text:s text:c="8"/>│ <text:s text:c="7"/>│ <text:s text:c="7"/>│ <text:s text:c="7"/>├─3*[chrome───8*[{chrome}]]</text:p>
      <text:p text:style-name="P1"><text:s text:c="8"/>│ <text:s text:c="7"/>│ <text:s text:c="7"/>│ <text:s text:c="7"/>└─4*[chrome───10*[{chrome}]]</text:p>
      <text:p text:style-name="P1"><text:s text:c="8"/>│ <text:s text:c="7"/>│ <text:s text:c="7"/>└─nacl_helper</text:p>
      <text:p text:style-name="P1"><text:s text:c="8"/>│ <text:s text:c="7"/>├─chrome───6*[{chrome}]</text:p>
      <text:p text:style-name="P1"><text:s text:c="8"/>│ <text:s text:c="7"/>├─chrome───8*[{chrome}]</text:p>
      <text:p text:style-name="P1"><text:s text:c="8"/>│ <text:s text:c="7"/>├─chrome───4*[{chrome}]</text:p>
      <text:p text:style-name="P1"><text:s text:c="8"/>│ <text:s text:c="7"/>└─25*[{chrome}]</text:p>
      <text:p text:style-name="P1"><text:s text:c="8"/>├─colord───2*[{colord}]</text:p>
      <text:p text:style-name="P1"><text:s text:c="8"/>├─cron</text:p>
      <text:p text:style-name="P1"><text:s text:c="8"/>├─cups-browsed───2*[{cups-browsed}]</text:p>
      <text:p text:style-name="P1"><text:s text:c="8"/>├─cupsd</text:p>
      <text:p text:style-name="P1"><text:s text:c="8"/>├─dbus-daemon</text:p>
      <text:p text:style-name="P1"><text:s text:c="8"/>├─fwupd───4*[{fwupd}]</text:p>
      <text:p text:style-name="P1"><text:s text:c="8"/>├─gdm3─┬─gdm-session-wor─┬─gdm-wayland-ses─┬─gnome-session-b─┬─gnome-sh+</text:p>
      <text:p text:style-name="P1"><text:s text:c="8"/>│ <text:s text:c="5"/>│ <text:s text:c="16"/>│ <text:s text:c="16"/>│ <text:s text:c="16"/>├─gsd-a11y+</text:p>
      <text:p text:style-name="P1"><text:s text:c="8"/>│ <text:s text:c="5"/>│ <text:s text:c="16"/>│ <text:s text:c="16"/>│ <text:s text:c="16"/>├─gsd-clip+</text:p>
      <text:p text:style-name="P1"><text:s text:c="8"/>│ <text:s text:c="5"/>│ <text:s text:c="16"/>│ <text:s text:c="16"/>│ <text:s text:c="16"/>├─gsd-colo+</text:p>
      <text:p text:style-name="P1"><text:s text:c="8"/>│ <text:s text:c="5"/>│ <text:s text:c="16"/>│ <text:s text:c="16"/>│ <text:s text:c="16"/>├─gsd-date+</text:p>
      <text:p text:style-name="P1"><text:s text:c="8"/>│ <text:s text:c="5"/>│ <text:s text:c="16"/>│ <text:s text:c="16"/>│ <text:s text:c="16"/>├─gsd-hous+</text:p>
      <text:p text:style-name="P1"><text:s text:c="8"/>│ <text:s text:c="5"/>│ <text:s text:c="16"/>│ <text:s text:c="16"/>│ <text:s text:c="16"/>├─gsd-keyb+</text:p>
      <text:p text:style-name="P1"><text:s text:c="8"/>│ <text:s text:c="5"/>│ <text:s text:c="16"/>│ <text:s text:c="16"/>│ <text:s text:c="16"/>├─gsd-medi+</text:p>
      <text:p text:style-name="P1"><text:s text:c="8"/>│ <text:s text:c="5"/>│ <text:s text:c="16"/>│ <text:s text:c="16"/>│ <text:s text:c="16"/>├─gsd-mous+</text:p>
      <text:p text:style-name="P1"><text:s text:c="8"/>│ <text:s text:c="5"/>│ <text:s text:c="16"/>│ <text:s text:c="16"/>│ <text:s text:c="16"/>├─gsd-powe+</text:p>
      <text:p text:style-name="P1"><text:s text:c="8"/>│ <text:s text:c="5"/>│ <text:s text:c="16"/>│ <text:s text:c="16"/>│ <text:s text:c="16"/>├─gsd-prin+</text:p>
      <text:p text:style-name="P1"><text:s text:c="8"/>│ <text:s text:c="5"/>│ <text:s text:c="16"/>│ <text:s text:c="16"/>│ <text:s text:c="16"/>├─gsd-rfki+</text:p>
      <text:p text:style-name="P1"><text:s text:c="8"/>│ <text:s text:c="5"/>│ <text:s text:c="16"/>│ <text:s text:c="16"/>│ <text:s text:c="16"/>├─gsd-scre+</text:p>
      <text:p text:style-name="P1"><text:s text:c="8"/>│ <text:s text:c="5"/>│ <text:s text:c="16"/>│ <text:s text:c="16"/>│ <text:s text:c="16"/>├─gsd-shar+</text:p>
      <text:p text:style-name="P1"><text:s text:c="8"/>│ <text:s text:c="5"/>│ <text:s text:c="16"/>│ <text:s text:c="16"/>│ <text:s text:c="16"/>├─gsd-smar+</text:p>
      <text:p text:style-name="P1"><text:s text:c="8"/>│ <text:s text:c="5"/>│ <text:s text:c="16"/>│ <text:s text:c="16"/>│ <text:s text:c="16"/>├─gsd-soun+</text:p>
      <text:p text:style-name="P1"><text:s text:c="8"/>│ <text:s text:c="5"/>│ <text:s text:c="16"/>│ <text:s text:c="16"/>│ <text:s text:c="16"/>├─gsd-waco+</text:p>
      <text:p text:style-name="P1"><text:s text:c="8"/>│ <text:s text:c="5"/>│ <text:s text:c="16"/>│ <text:s text:c="16"/>│ <text:s text:c="16"/>├─gsd-xset+</text:p>
      <text:p text:style-name="P1"><text:s text:c="8"/>│ <text:s text:c="5"/>│ <text:s text:c="16"/>│ <text:s text:c="16"/>│ <text:s text:c="16"/>└─3*[{gnom+</text:p>
      <text:p text:style-name="P1"><text:s text:c="8"/>│ <text:s text:c="5"/>│ <text:s text:c="16"/>│ <text:s text:c="16"/>└─2*[{gdm-wayland-ses}]</text:p>
      <text:p text:style-name="P1"><text:s text:c="8"/>│ <text:s text:c="5"/>│ <text:s text:c="16"/>└─2*[{gdm-session-wor}]</text:p>
      <text:p text:style-name="P1"><text:s text:c="8"/>│ <text:s text:c="5"/>├─gdm-session-wor─┬─gdm-x-session─┬─Xorg───3*[{Xorg}]</text:p>
      <text:p text:style-name="P1"><text:s text:c="8"/>│ <text:s text:c="5"/>│ <text:s text:c="16"/>│ <text:s text:c="14"/>├─gnome-session-b─┬─deja-dup-m+</text:p>
      <text:p text:style-name="P1"><text:s text:c="8"/>│ <text:s text:c="5"/>│ <text:s text:c="16"/>│ <text:s text:c="14"/>│ <text:s text:c="16"/>├─gnome-shel+</text:p>
      <text:p text:style-name="P1"><text:s text:c="8"/>│ <text:s text:c="5"/>│ <text:s text:c="16"/>│ <text:s text:c="14"/>│ <text:s text:c="16"/>├─gnome-soft+</text:p>
      <text:p text:style-name="P1"><text:soft-page-break/><text:s text:c="8"/>│ <text:s text:c="5"/>│ <text:s text:c="16"/>│ <text:s text:c="14"/>│ <text:s text:c="16"/>├─gsd-a11y-s+</text:p>
      <text:p text:style-name="P1"><text:s text:c="8"/>│ <text:s text:c="5"/>│ <text:s text:c="16"/>│ <text:s text:c="14"/>│ <text:s text:c="16"/>├─gsd-clipbo+</text:p>
      <text:p text:style-name="P1"><text:s text:c="8"/>│ <text:s text:c="5"/>│ <text:s text:c="16"/>│ <text:s text:c="14"/>│ <text:s text:c="16"/>├─gsd-color─+++</text:p>
      <text:p text:style-name="P1"><text:s text:c="8"/>│ <text:s text:c="5"/>│ <text:s text:c="16"/>│ <text:s text:c="14"/>│ <text:s text:c="16"/>├─gsd-dateti+</text:p>
      <text:p text:style-name="P1"><text:s text:c="8"/>│ <text:s text:c="5"/>│ <text:s text:c="16"/>│ <text:s text:c="14"/>│ <text:s text:c="16"/>├─gsd-disk-u+</text:p>
      <text:p text:style-name="P1"><text:s text:c="8"/>│ <text:s text:c="5"/>│ <text:s text:c="16"/>│ <text:s text:c="14"/>│ <text:s text:c="16"/>├─gsd-housek+</text:p>
      <text:p text:style-name="P1"><text:s text:c="8"/>│ <text:s text:c="5"/>│ <text:s text:c="16"/>│ <text:s text:c="14"/>│ <text:s text:c="16"/>├─gsd-keyboa+</text:p>
      <text:p text:style-name="P1"><text:s text:c="8"/>│ <text:s text:c="5"/>│ <text:s text:c="16"/>│ <text:s text:c="14"/>│ <text:s text:c="16"/>├─gsd-media-+</text:p>
      <text:p text:style-name="P1"><text:s text:c="8"/>│ <text:s text:c="5"/>│ <text:s text:c="16"/>│ <text:s text:c="14"/>│ <text:s text:c="16"/>├─gsd-mouse─+++</text:p>
      <text:p text:style-name="P1"><text:s text:c="8"/>│ <text:s text:c="5"/>│ <text:s text:c="16"/>│ <text:s text:c="14"/>│ <text:s text:c="16"/>├─gsd-power─+++</text:p>
      <text:p text:style-name="P1"><text:s text:c="8"/>│ <text:s text:c="5"/>│ <text:s text:c="16"/>│ <text:s text:c="14"/>│ <text:s text:c="16"/>├─gsd-print-+</text:p>
      <text:p text:style-name="P1"><text:s text:c="8"/>│ <text:s text:c="5"/>│ <text:s text:c="16"/>│ <text:s text:c="14"/>│ <text:s text:c="16"/>├─gsd-rfkill+++</text:p>
      <text:p text:style-name="P1"><text:s text:c="8"/>│ <text:s text:c="5"/>│ <text:s text:c="16"/>│ <text:s text:c="14"/>│ <text:s text:c="16"/>├─gsd-screen+</text:p>
      <text:p text:style-name="P1"><text:s text:c="8"/>│ <text:s text:c="5"/>│ <text:s text:c="16"/>│ <text:s text:c="14"/>│ <text:s text:c="16"/>├─gsd-sharin+</text:p>
      <text:p text:style-name="P1"><text:s text:c="8"/>│ <text:s text:c="5"/>│ <text:s text:c="16"/>│ <text:s text:c="14"/>│ <text:s text:c="16"/>├─gsd-smartc+</text:p>
      <text:p text:style-name="P1"><text:s text:c="8"/>│ <text:s text:c="5"/>│ <text:s text:c="16"/>│ <text:s text:c="14"/>│ <text:s text:c="16"/>├─gsd-sound─+++</text:p>
      <text:p text:style-name="P1"><text:s text:c="8"/>│ <text:s text:c="5"/>│ <text:s text:c="16"/>│ <text:s text:c="14"/>│ <text:s text:c="16"/>├─gsd-wacom─+++</text:p>
      <text:p text:style-name="P1"><text:s text:c="8"/>│ <text:s text:c="5"/>│ <text:s text:c="16"/>│ <text:s text:c="14"/>│ <text:s text:c="16"/>├─gsd-xsetti+</text:p>
      <text:p text:style-name="P1"><text:s text:c="8"/>│ <text:s text:c="5"/>│ <text:s text:c="16"/>│ <text:s text:c="14"/>│ <text:s text:c="16"/>├─nautilus-d+</text:p>
      <text:p text:style-name="P1"><text:s text:c="8"/>│ <text:s text:c="5"/>│ <text:s text:c="16"/>│ <text:s text:c="14"/>│ <text:s text:c="16"/>├─ssh-agent</text:p>
      <text:p text:style-name="P1"><text:s text:c="8"/>│ <text:s text:c="5"/>│ <text:s text:c="16"/>│ <text:s text:c="14"/>│ <text:s text:c="16"/>├─update-not+</text:p>
      <text:p text:style-name="P1"><text:s text:c="8"/>│ <text:s text:c="5"/>│ <text:s text:c="16"/>│ <text:s text:c="14"/>│ <text:s text:c="16"/>└─3*[{gnome-+</text:p>
      <text:p text:style-name="P1"><text:s text:c="8"/>│ <text:s text:c="5"/>│ <text:s text:c="16"/>│ <text:s text:c="14"/>└─2*[{gdm-x-session}]</text:p>
      <text:p text:style-name="P1"><text:s text:c="8"/>│ <text:s text:c="5"/>│ <text:s text:c="16"/>└─2*[{gdm-session-wor}]</text:p>
      <text:p text:style-name="P1"><text:s text:c="8"/>│ <text:s text:c="5"/>└─2*[{gdm3}]</text:p>
      <text:p text:style-name="P1"><text:s text:c="8"/>├─gnome-keyring-d───3*[{gnome-keyring-d}]</text:p>
      <text:p text:style-name="P1"><text:s text:c="8"/>├─gsd-printer───2*[{gsd-printer}]</text:p>
      <text:p text:style-name="P1"><text:s text:c="8"/>├─ibus-x11───3*[{ibus-x11}]</text:p>
      <text:p text:style-name="P1"><text:s text:c="8"/>├─ibus-x11───2*[{ibus-x11}]</text:p>
      <text:p text:style-name="P1"><text:s text:c="8"/>├─iio-sensor-prox───2*[{iio-sensor-prox}]</text:p>
      <text:p text:style-name="P1"><text:s text:c="8"/>├─irqbalance───{irqbalance}</text:p>
      <text:p text:style-name="P1"><text:s text:c="8"/>├─2*[kerneloops]</text:p>
      <text:p text:style-name="P1"><text:s text:c="8"/>├─networkd-dispat───{networkd-dispat}</text:p>
      <text:p text:style-name="P1"><text:s text:c="8"/>├─packagekitd───2*[{packagekitd}]</text:p>
      <text:p text:style-name="P1"><text:s text:c="8"/>├─polkitd───2*[{polkitd}]</text:p>
      <text:p text:style-name="P1"><text:s text:c="8"/>├─pulseaudio───2*[{pulseaudio}]</text:p>
      <text:p text:style-name="P1"><text:s text:c="8"/>├─rsyslogd───3*[{rsyslogd}]</text:p>
      <text:p text:style-name="P1"><text:s text:c="8"/>├─rtkit-daemon───2*[{rtkit-daemon}]</text:p>
      <text:p text:style-name="P1"><text:s text:c="8"/>├─skypeforlinux─┬─skypeforlinux───skypeforlinux</text:p>
      <text:p text:style-name="P1"><text:s text:c="8"/>│ <text:s text:c="14"/>├─skypeforlinux───7*[{skypeforlinux}]</text:p>
      <text:p text:style-name="P1"><text:s text:c="8"/>│ <text:s text:c="14"/>├─skypeforlinux───45*[{skypeforlinux}]</text:p>
      <text:p text:style-name="P1"><text:s text:c="8"/>│ <text:s text:c="14"/>└─31*[{skypeforlinux}]</text:p>
      <text:p text:style-name="P1"><text:s text:c="8"/>├─snapd───18*[{snapd}]</text:p>
      <text:p text:style-name="P1"><text:s text:c="8"/>├─systemd─┬─(sd-pam)</text:p>
      <text:p text:style-name="P1"><text:s text:c="8"/>│ <text:s text:c="8"/>├─at-spi-bus-laun─┬─dbus-daemon</text:p>
      <text:p text:style-name="P1"><text:s text:c="8"/>│ <text:s text:c="8"/>│ <text:s text:c="16"/>└─3*[{at-spi-bus-laun}]</text:p>
      <text:p text:style-name="P1"><text:s text:c="8"/>│ <text:s text:c="8"/>├─at-spi2-registr───2*[{at-spi2-registr}]</text:p>
      <text:p text:style-name="P1"><text:s text:c="8"/>│ <text:s text:c="8"/>├─dbus-daemon</text:p>
      <text:p text:style-name="P1"><text:s text:c="8"/>│ <text:s text:c="8"/>├─ibus-portal───2*[{ibus-portal}]</text:p>
      <text:p text:style-name="P1"><text:s text:c="8"/>│ <text:s text:c="8"/>├─pulseaudio───2*[{pulseaudio}]</text:p>
      <text:p text:style-name="P1"><text:s text:c="8"/>│ <text:s text:c="8"/>└─xdg-permission-───2*[{xdg-permission-}]</text:p>
      <text:p text:style-name="P1"><text:s text:c="8"/>├─systemd─┬─(sd-pam)</text:p>
      <text:p text:style-name="P1"><text:soft-page-break/><text:s text:c="8"/>│ <text:s text:c="8"/>├─at-spi-bus-laun─┬─dbus-daemon</text:p>
      <text:p text:style-name="P1"><text:s text:c="8"/>│ <text:s text:c="8"/>│ <text:s text:c="16"/>└─3*[{at-spi-bus-laun}]</text:p>
      <text:p text:style-name="P1"><text:s text:c="8"/>│ <text:s text:c="8"/>├─at-spi2-registr───2*[{at-spi2-registr}]</text:p>
      <text:p text:style-name="P1"><text:s text:c="8"/>│ <text:s text:c="8"/>├─dbus-daemon</text:p>
      <text:p text:style-name="P1"><text:s text:c="8"/>│ <text:s text:c="8"/>├─dconf-service───2*[{dconf-service}]</text:p>
      <text:p text:style-name="P1"><text:s text:c="8"/>│ <text:s text:c="8"/>├─evolution-addre─┬─evolution-addre───5*[{evolution-addre}]</text:p>
      <text:p text:style-name="P1"><text:s text:c="8"/>│ <text:s text:c="8"/>│ <text:s text:c="16"/>└─4*[{evolution-addre}]</text:p>
      <text:p text:style-name="P1"><text:s text:c="8"/>│ <text:s text:c="8"/>├─evolution-calen─┬─evolution-calen───8*[{evolution-calen}]</text:p>
      <text:p text:style-name="P1"><text:s text:c="8"/>│ <text:s text:c="8"/>│ <text:s text:c="16"/>└─4*[{evolution-calen}]</text:p>
      <text:p text:style-name="P1"><text:s text:c="8"/>│ <text:s text:c="8"/>├─evolution-sourc───3*[{evolution-sourc}]</text:p>
      <text:p text:style-name="P1"><text:s text:c="8"/>│ <text:s text:c="8"/>├─gnome-shell-cal───5*[{gnome-shell-cal}]</text:p>
      <text:p text:style-name="P1"><text:s text:c="8"/>│ <text:s text:c="8"/>├─gnome-terminal-─┬─bash───pstree</text:p>
      <text:p text:style-name="P1"><text:s text:c="8"/>│ <text:s text:c="8"/>│ <text:s text:c="16"/>└─3*[{gnome-terminal-}]</text:p>
      <text:p text:style-name="P1"><text:s text:c="8"/>│ <text:s text:c="8"/>├─goa-daemon───3*[{goa-daemon}]</text:p>
      <text:p text:style-name="P1"><text:s text:c="8"/>│ <text:s text:c="8"/>├─goa-identity-se───3*[{goa-identity-se}]</text:p>
      <text:p text:style-name="P1"><text:s text:c="8"/>│ <text:s text:c="8"/>├─gvfs-afc-volume───3*[{gvfs-afc-volume}]</text:p>
      <text:p text:style-name="P1"><text:s text:c="8"/>│ <text:s text:c="8"/>├─gvfs-goa-volume───2*[{gvfs-goa-volume}]</text:p>
      <text:p text:style-name="P1"><text:s text:c="8"/>│ <text:s text:c="8"/>├─gvfs-gphoto2-vo───2*[{gvfs-gphoto2-vo}]</text:p>
      <text:p text:style-name="P1"><text:s text:c="8"/>│ <text:s text:c="8"/>├─gvfs-mtp-volume───2*[{gvfs-mtp-volume}]</text:p>
      <text:p text:style-name="P1"><text:s text:c="8"/>│ <text:s text:c="8"/>├─gvfs-udisks2-vo───2*[{gvfs-udisks2-vo}]</text:p>
      <text:p text:style-name="P1"><text:s text:c="8"/>│ <text:s text:c="8"/>├─gvfsd─┬─gvfsd-http───2*[{gvfsd-http}]</text:p>
      <text:p text:style-name="P1"><text:s text:c="8"/>│ <text:s text:c="8"/>│ <text:s text:c="6"/>├─gvfsd-trash───2*[{gvfsd-trash}]</text:p>
      <text:p text:style-name="P1"><text:s text:c="8"/>│ <text:s text:c="8"/>│ <text:s text:c="6"/>└─2*[{gvfsd}]</text:p>
      <text:p text:style-name="P1"><text:s text:c="8"/>│ <text:s text:c="8"/>├─gvfsd-fuse───5*[{gvfsd-fuse}]</text:p>
      <text:p text:style-name="P1"><text:s text:c="8"/>│ <text:s text:c="8"/>├─ibus-portal───2*[{ibus-portal}]</text:p>
      <text:p text:style-name="P1"><text:s text:c="8"/>│ <text:s text:c="8"/>└─xdg-permission-───2*[{xdg-permission-}]</text:p>
      <text:p text:style-name="P1"><text:s text:c="8"/>├─systemd-journal</text:p>
      <text:p text:style-name="P1"><text:s text:c="8"/>├─systemd-logind</text:p>
      <text:p text:style-name="P1"><text:s text:c="8"/>├─systemd-resolve</text:p>
      <text:p text:style-name="P1"><text:s text:c="8"/>├─systemd-timesyn───{systemd-timesyn}</text:p>
      <text:p text:style-name="P1"><text:s text:c="8"/>├─systemd-udevd</text:p>
      <text:p text:style-name="P1"><text:s text:c="8"/>├─thermald───{thermald}</text:p>
      <text:p text:style-name="P1"><text:s text:c="8"/>├─udisksd───4*[{udisksd}]</text:p>
      <text:p text:style-name="P1"><text:s text:c="8"/>├─unattended-upgr───{unattended-upgr}</text:p>
      <text:p text:style-name="P1"><text:s text:c="8"/>├─upowerd───2*[{upowerd}]</text:p>
      <text:p text:style-name="P1"><text:s text:c="8"/>├─whoopsie───2*[{whoopsie}]</text:p>
      <text:p text:style-name="P1"><text:s text:c="8"/>└─wpa_supplic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25:50.344468463</meta:creation-date>
    <dc:date>2019-12-04T17:53:16.645615646</dc:date>
    <meta:editing-duration>PT1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40" meta:word-count="383" meta:character-count="7764" meta:non-whitespace-character-count="3593"/>
  </office:meta>
</office:document-meta>
</file>